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839in"/>
    </style:style>
    <style:style style:name="co4" style:family="table-column">
      <style:table-column-properties fo:break-before="auto" style:column-width="1.2665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1.0598in"/>
    </style:style>
    <style:style style:name="co7" style:family="table-column">
      <style:table-column-properties fo:break-before="auto" style:column-width="1.4638in"/>
    </style:style>
    <style:style style:name="co8" style:family="table-column">
      <style:table-column-properties fo:break-before="auto" style:column-width="1.3764in"/>
    </style:style>
    <style:style style:name="co9" style:family="table-column">
      <style:table-column-properties fo:break-before="auto" style:column-width="1.0484in"/>
    </style:style>
    <style:style style:name="co10" style:family="table-column">
      <style:table-column-properties fo:break-before="auto" style:column-width="1.4965in"/>
    </style:style>
    <style:style style:name="co11" style:family="table-column">
      <style:table-column-properties fo:break-before="auto" style:column-width="1.4417in"/>
    </style:style>
    <style:style style:name="co12" style:family="table-column">
      <style:table-column-properties fo:break-before="auto" style:column-width="1.550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L0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5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6">
            <text:p>296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7">
            <text:p>297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98">
            <text:p>298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9">
            <text:p>299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00">
            <text:p>300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98">
            <text:p>298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99">
            <text:p>299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01">
            <text:p>301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02">
            <text:p>302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01">
            <text:p>301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02">
            <text:p>302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01">
            <text:p>301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98">
            <text:p>298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01">
            <text:p>301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04">
            <text:p>304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07">
            <text:p>307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8">
            <text:p>308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11">
            <text:p>311</text:p>
          </table:table-cell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13">
            <text:p>313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13">
            <text:p>313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14">
            <text:p>314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15">
            <text:p>315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15">
            <text:p>315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18">
            <text:p>318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17">
            <text:p>317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319">
            <text:p>319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15">
            <text:p>315</text:p>
          </table:table-cell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317">
            <text:p>317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19">
            <text:p>319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319">
            <text:p>319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18">
            <text:p>318</text:p>
          </table:table-cell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18">
            <text:p>318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18">
            <text:p>318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318">
            <text:p>318</text:p>
          </table:table-cell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18">
            <text:p>318</text:p>
          </table:table-cell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16">
            <text:p>316</text:p>
          </table:table-cell>
          <table:table-cell office:value-type="float" office:value="10">
            <text:p>10</text:p>
          </table:table-cell>
          <table:table-cell office:value-type="float" office:value="66">
            <text:p>6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16">
            <text:p>316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317">
            <text:p>317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17">
            <text:p>317</text:p>
          </table:table-cell>
          <table:table-cell office:value-type="float" office:value="10">
            <text:p>10</text:p>
          </table:table-cell>
          <table:table-cell office:value-type="float" office:value="66">
            <text:p>6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17">
            <text:p>317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16">
            <text:p>316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17">
            <text:p>317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16">
            <text:p>316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14">
            <text:p>314</text:p>
          </table:table-cell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15">
            <text:p>315</text:p>
          </table:table-cell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316">
            <text:p>316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13">
            <text:p>313</text:p>
          </table:table-cell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14">
            <text:p>314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14">
            <text:p>314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314">
            <text:p>314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314">
            <text:p>314</text:p>
          </table:table-cell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312">
            <text:p>312</text:p>
          </table:table-cell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13">
            <text:p>313</text:p>
          </table:table-cell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314">
            <text:p>314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312">
            <text:p>312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311">
            <text:p>311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312">
            <text:p>312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310">
            <text:p>310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313">
            <text:p>313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312">
            <text:p>312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311">
            <text:p>311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311">
            <text:p>311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312">
            <text:p>312</text:p>
          </table:table-cell>
          <table:table-cell office:value-type="float" office:value="23">
            <text:p>23</text:p>
          </table:table-cell>
          <table:table-cell office:value-type="float" office:value="60">
            <text:p>6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312">
            <text:p>312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310">
            <text:p>310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310">
            <text:p>310</text:p>
          </table:table-cell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308">
            <text:p>308</text:p>
          </table:table-cell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310">
            <text:p>310</text:p>
          </table:table-cell>
          <table:table-cell office:value-type="float" office:value="23">
            <text:p>23</text:p>
          </table:table-cell>
          <table:table-cell office:value-type="float" office:value="59">
            <text:p>5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310">
            <text:p>31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309">
            <text:p>309</text:p>
          </table:table-cell>
          <table:table-cell office:value-type="float" office:value="23">
            <text:p>23</text:p>
          </table:table-cell>
          <table:table-cell office:value-type="float" office:value="59">
            <text:p>5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310">
            <text:p>310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308">
            <text:p>308</text:p>
          </table:table-cell>
          <table:table-cell office:value-type="float" office:value="25">
            <text:p>25</text:p>
          </table:table-cell>
          <table:table-cell office:value-type="float" office:value="58">
            <text:p>58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307">
            <text:p>307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309">
            <text:p>309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309">
            <text:p>309</text:p>
          </table:table-cell>
          <table:table-cell office:value-type="float" office:value="23">
            <text:p>23</text:p>
          </table:table-cell>
          <table:table-cell office:value-type="float" office:value="58">
            <text:p>5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308">
            <text:p>308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08">
            <text:p>308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307">
            <text:p>307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307">
            <text:p>307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307">
            <text:p>307</text:p>
          </table:table-cell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306">
            <text:p>306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312">
            <text:p>312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323">
            <text:p>323</text:p>
          </table:table-cell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329">
            <text:p>329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333">
            <text:p>333</text:p>
          </table:table-cell>
          <table:table-cell office:value-type="float" office:value="14">
            <text:p>14</text:p>
          </table:table-cell>
          <table:table-cell office:value-type="float" office:value="97">
            <text:p>9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333">
            <text:p>333</text:p>
          </table:table-cell>
          <table:table-cell office:value-type="float" office:value="13">
            <text:p>13</text:p>
          </table:table-cell>
          <table:table-cell office:value-type="float" office:value="99">
            <text:p>9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333">
            <text:p>333</text:p>
          </table:table-cell>
          <table:table-cell office:value-type="float" office:value="11">
            <text:p>11</text:p>
          </table:table-cell>
          <table:table-cell office:value-type="float" office:value="98">
            <text:p>9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331">
            <text:p>331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323">
            <text:p>323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322">
            <text:p>322</text:p>
          </table:table-cell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318">
            <text:p>318</text:p>
          </table:table-cell>
          <table:table-cell office:value-type="float" office:value="23">
            <text:p>23</text:p>
          </table:table-cell>
          <table:table-cell office:value-type="float" office:value="79">
            <text:p>7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315">
            <text:p>315</text:p>
          </table:table-cell>
          <table:table-cell office:value-type="float" office:value="9">
            <text:p>9</text:p>
          </table:table-cell>
          <table:table-cell office:value-type="float" office:value="76">
            <text:p>7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313">
            <text:p>313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309">
            <text:p>309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307">
            <text:p>307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01">
            <text:p>301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301">
            <text:p>301</text:p>
          </table:table-cell>
          <table:table-cell office:value-type="float" office:value="15">
            <text:p>15</text:p>
          </table:table-cell>
          <table:table-cell office:value-type="float" office:value="64">
            <text:p>6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300">
            <text:p>300</text:p>
          </table:table-cell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298">
            <text:p>298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94">
            <text:p>294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292">
            <text:p>292</text:p>
          </table:table-cell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92">
            <text:p>292</text:p>
          </table:table-cell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291">
            <text:p>291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89">
            <text:p>289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87">
            <text:p>287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85">
            <text:p>285</text:p>
          </table:table-cell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83">
            <text:p>283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82">
            <text:p>282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282">
            <text:p>282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81">
            <text:p>28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280">
            <text:p>280</text:p>
          </table:table-cell>
          <table:table-cell office:value-type="float" office:value="18">
            <text:p>18</text:p>
          </table:table-cell>
          <table:table-cell office:value-type="float" office:value="49">
            <text:p>4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79">
            <text:p>279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77">
            <text:p>277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78">
            <text:p>278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77">
            <text:p>277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76">
            <text:p>276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382">
            <text:p>382</text:p>
          </table:table-cell>
        </table:table-row>
      </table:table>
      <table:table table:name="CL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514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73">
            <text:p>273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4">
            <text:p>274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6">
            <text:p>276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5">
            <text:p>275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77">
            <text:p>277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95">
            <text:p>295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3">
            <text:p>293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92">
            <text:p>292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90">
            <text:p>290</text:p>
          </table:table-cell>
          <table:table-cell office:value-type="float" office:value="24">
            <text:p>24</text:p>
          </table:table-cell>
          <table:table-cell office:value-type="float" office:value="53">
            <text:p>5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86">
            <text:p>286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87">
            <text:p>287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86">
            <text:p>286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85">
            <text:p>285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85">
            <text:p>285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85">
            <text:p>285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82">
            <text:p>282</text:p>
          </table:table-cell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83">
            <text:p>283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84">
            <text:p>284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82">
            <text:p>282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83">
            <text:p>283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82">
            <text:p>282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81">
            <text:p>281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81">
            <text:p>281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82">
            <text:p>282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84">
            <text:p>284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84">
            <text:p>284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85">
            <text:p>285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83">
            <text:p>283</text:p>
          </table:table-cell>
          <table:table-cell office:value-type="float" office:value="13">
            <text:p>13</text:p>
          </table:table-cell>
          <table:table-cell office:value-type="float" office:value="57">
            <text:p>5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84">
            <text:p>284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85">
            <text:p>285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86">
            <text:p>28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86">
            <text:p>286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86">
            <text:p>286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84">
            <text:p>284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86">
            <text:p>286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87">
            <text:p>287</text:p>
          </table:table-cell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88">
            <text:p>288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87">
            <text:p>287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86">
            <text:p>286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88">
            <text:p>288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88">
            <text:p>288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88">
            <text:p>288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87">
            <text:p>287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87">
            <text:p>287</text:p>
          </table:table-cell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88">
            <text:p>288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90">
            <text:p>290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89">
            <text:p>289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89">
            <text:p>289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89">
            <text:p>289</text:p>
          </table:table-cell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91">
            <text:p>291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86">
            <text:p>286</text:p>
          </table:table-cell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89">
            <text:p>289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88">
            <text:p>288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89">
            <text:p>289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89">
            <text:p>289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89">
            <text:p>289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89">
            <text:p>289</text:p>
          </table:table-cell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88">
            <text:p>288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89">
            <text:p>289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88">
            <text:p>288</text:p>
          </table:table-cell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87">
            <text:p>287</text:p>
          </table:table-cell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85">
            <text:p>285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88">
            <text:p>288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87">
            <text:p>287</text:p>
          </table:table-cell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88">
            <text:p>288</text:p>
          </table:table-cell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88">
            <text:p>288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86">
            <text:p>286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86">
            <text:p>286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87">
            <text:p>287</text:p>
          </table:table-cell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286">
            <text:p>286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88">
            <text:p>288</text:p>
          </table:table-cell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86">
            <text:p>286</text:p>
          </table:table-cell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87">
            <text:p>287</text:p>
          </table:table-cell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286">
            <text:p>286</text:p>
          </table:table-cell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85">
            <text:p>285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85">
            <text:p>285</text:p>
          </table:table-cell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85">
            <text:p>285</text:p>
          </table:table-cell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286">
            <text:p>286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84">
            <text:p>284</text:p>
          </table:table-cell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285">
            <text:p>285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83">
            <text:p>283</text:p>
          </table:table-cell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285">
            <text:p>285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85">
            <text:p>285</text:p>
          </table:table-cell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285">
            <text:p>285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83">
            <text:p>283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283">
            <text:p>283</text:p>
          </table:table-cell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90">
            <text:p>290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301">
            <text:p>301</text:p>
          </table:table-cell>
          <table:table-cell office:value-type="float" office:value="20">
            <text:p>20</text:p>
          </table:table-cell>
          <table:table-cell office:value-type="float" office:value="81">
            <text:p>8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307">
            <text:p>30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310">
            <text:p>310</text:p>
          </table:table-cell>
          <table:table-cell office:value-type="float" office:value="21">
            <text:p>21</text:p>
          </table:table-cell>
          <table:table-cell office:value-type="float" office:value="95">
            <text:p>9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311">
            <text:p>311</text:p>
          </table:table-cell>
          <table:table-cell office:value-type="float" office:value="24">
            <text:p>24</text:p>
          </table:table-cell>
          <table:table-cell office:value-type="float" office:value="97">
            <text:p>9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310">
            <text:p>310</text:p>
          </table:table-cell>
          <table:table-cell office:value-type="float" office:value="24">
            <text:p>24</text:p>
          </table:table-cell>
          <table:table-cell office:value-type="float" office:value="96">
            <text:p>9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308">
            <text:p>308</text:p>
          </table:table-cell>
          <table:table-cell office:value-type="float" office:value="24">
            <text:p>24</text:p>
          </table:table-cell>
          <table:table-cell office:value-type="float" office:value="94">
            <text:p>9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306">
            <text:p>306</text:p>
          </table:table-cell>
          <table:table-cell office:value-type="float" office:value="24">
            <text:p>24</text:p>
          </table:table-cell>
          <table:table-cell office:value-type="float" office:value="91">
            <text:p>9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304">
            <text:p>304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300">
            <text:p>300</text:p>
          </table:table-cell>
          <table:table-cell office:value-type="float" office:value="27">
            <text:p>27</text:p>
          </table:table-cell>
          <table:table-cell office:value-type="float" office:value="86">
            <text:p>8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98">
            <text:p>298</text:p>
          </table:table-cell>
          <table:table-cell office:value-type="float" office:value="26">
            <text:p>26</text:p>
          </table:table-cell>
          <table:table-cell office:value-type="float" office:value="84">
            <text:p>8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295">
            <text:p>295</text:p>
          </table:table-cell>
          <table:table-cell office:value-type="float" office:value="26">
            <text:p>26</text:p>
          </table:table-cell>
          <table:table-cell office:value-type="float" office:value="81">
            <text:p>8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92">
            <text:p>292</text:p>
          </table:table-cell>
          <table:table-cell office:value-type="float" office:value="26">
            <text:p>26</text:p>
          </table:table-cell>
          <table:table-cell office:value-type="float" office:value="78">
            <text:p>7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292">
            <text:p>292</text:p>
          </table:table-cell>
          <table:table-cell office:value-type="float" office:value="25">
            <text:p>25</text:p>
          </table:table-cell>
          <table:table-cell office:value-type="float" office:value="76">
            <text:p>7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89">
            <text:p>289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286">
            <text:p>286</text:p>
          </table:table-cell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283">
            <text:p>283</text:p>
          </table:table-cell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281">
            <text:p>281</text:p>
          </table:table-cell>
          <table:table-cell office:value-type="float" office:value="25">
            <text:p>25</text:p>
          </table:table-cell>
          <table:table-cell office:value-type="float" office:value="68">
            <text:p>6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80">
            <text:p>280</text:p>
          </table:table-cell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279">
            <text:p>279</text:p>
          </table:table-cell>
          <table:table-cell office:value-type="float" office:value="24">
            <text:p>24</text:p>
          </table:table-cell>
          <table:table-cell office:value-type="float" office:value="67">
            <text:p>6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78">
            <text:p>278</text:p>
          </table:table-cell>
          <table:table-cell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276">
            <text:p>276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74">
            <text:p>274</text:p>
          </table:table-cell>
          <table:table-cell office:value-type="float" office:value="26">
            <text:p>26</text:p>
          </table:table-cell>
          <table:table-cell office:value-type="float" office:value="63">
            <text:p>63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72">
            <text:p>272</text:p>
          </table:table-cell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72">
            <text:p>272</text:p>
          </table:table-cell>
          <table:table-cell office:value-type="float" office:value="24">
            <text:p>24</text:p>
          </table:table-cell>
          <table:table-cell office:value-type="float" office:value="61">
            <text:p>6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73">
            <text:p>273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70">
            <text:p>270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270">
            <text:p>270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67">
            <text:p>267</text:p>
          </table:table-cell>
          <table:table-cell office:value-type="float" office:value="25">
            <text:p>25</text:p>
          </table:table-cell>
          <table:table-cell office:value-type="float" office:value="59">
            <text:p>5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265">
            <text:p>265</text:p>
          </table:table-cell>
          <table:table-cell office:value-type="float" office:value="25">
            <text:p>25</text:p>
          </table:table-cell>
          <table:table-cell office:value-type="float" office:value="58">
            <text:p>58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67">
            <text:p>267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65">
            <text:p>265</text:p>
          </table:table-cell>
          <table:table-cell office:value-type="float" office:value="26">
            <text:p>26</text:p>
          </table:table-cell>
          <table:table-cell office:value-type="float" office:value="57">
            <text:p>5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63">
            <text:p>263</text:p>
          </table:table-cell>
          <table:table-cell office:value-type="float" office:value="26">
            <text:p>26</text:p>
          </table:table-cell>
          <table:table-cell office:value-type="float" office:value="57">
            <text:p>5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65">
            <text:p>265</text:p>
          </table:table-cell>
          <table:table-cell office:value-type="float" office:value="26">
            <text:p>26</text:p>
          </table:table-cell>
          <table:table-cell office:value-type="float" office:value="57">
            <text:p>5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65">
            <text:p>265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</table:table>
      <table:table table:name="CL2" table:style-name="ta1" table:print="false"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5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3">
            <text:p>263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3">
            <text:p>263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63">
            <text:p>263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6">
            <text:p>266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68">
            <text:p>268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69">
            <text:p>269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68">
            <text:p>268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70">
            <text:p>270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71">
            <text:p>271</text:p>
          </table:table-cell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71">
            <text:p>271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71">
            <text:p>271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73">
            <text:p>273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72">
            <text:p>272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72">
            <text:p>272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71">
            <text:p>271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72">
            <text:p>272</text:p>
          </table:table-cell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72">
            <text:p>272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73">
            <text:p>273</text:p>
          </table:table-cell>
          <table:table-cell office:value-type="float" office:value="23">
            <text:p>23</text:p>
          </table:table-cell>
          <table:table-cell office:value-type="float" office:value="55">
            <text:p>5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72">
            <text:p>272</text:p>
          </table:table-cell>
          <table:table-cell office:value-type="float" office:value="25">
            <text:p>25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73">
            <text:p>273</text:p>
          </table:table-cell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74">
            <text:p>274</text:p>
          </table:table-cell>
          <table:table-cell office:value-type="float" office:value="25">
            <text:p>25</text:p>
          </table:table-cell>
          <table:table-cell office:value-type="float" office:value="58">
            <text:p>5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75">
            <text:p>275</text:p>
          </table:table-cell>
          <table:table-cell office:value-type="float" office:value="25">
            <text:p>25</text:p>
          </table:table-cell>
          <table:table-cell office:value-type="float" office:value="59">
            <text:p>5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76">
            <text:p>276</text:p>
          </table:table-cell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78">
            <text:p>278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77">
            <text:p>277</text:p>
          </table:table-cell>
          <table:table-cell office:value-type="float" office:value="24">
            <text:p>24</text:p>
          </table:table-cell>
          <table:table-cell office:value-type="float" office:value="61">
            <text:p>6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77">
            <text:p>277</text:p>
          </table:table-cell>
          <table:table-cell office:value-type="float" office:value="26">
            <text:p>26</text:p>
          </table:table-cell>
          <table:table-cell office:value-type="float" office:value="62">
            <text:p>62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79">
            <text:p>279</text:p>
          </table:table-cell>
          <table:table-cell office:value-type="float" office:value="24">
            <text:p>24</text:p>
          </table:table-cell>
          <table:table-cell office:value-type="float" office:value="61">
            <text:p>61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78">
            <text:p>278</text:p>
          </table:table-cell>
          <table:table-cell office:value-type="float" office:value="27">
            <text:p>27</text:p>
          </table:table-cell>
          <table:table-cell office:value-type="float" office:value="62">
            <text:p>6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80">
            <text:p>280</text:p>
          </table:table-cell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80">
            <text:p>280</text:p>
          </table:table-cell>
          <table:table-cell office:value-type="float" office:value="26">
            <text:p>26</text:p>
          </table:table-cell>
          <table:table-cell office:value-type="float" office:value="61">
            <text:p>6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80">
            <text:p>280</text:p>
          </table:table-cell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80">
            <text:p>280</text:p>
          </table:table-cell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79">
            <text:p>279</text:p>
          </table:table-cell>
          <table:table-cell office:value-type="float" office:value="27">
            <text:p>27</text:p>
          </table:table-cell>
          <table:table-cell office:value-type="float" office:value="62">
            <text:p>62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80">
            <text:p>280</text:p>
          </table:table-cell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81">
            <text:p>281</text:p>
          </table:table-cell>
          <table:table-cell office:value-type="float" office:value="26">
            <text:p>26</text:p>
          </table:table-cell>
          <table:table-cell office:value-type="float" office:value="61">
            <text:p>6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82">
            <text:p>28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81">
            <text:p>281</text:p>
          </table:table-cell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80">
            <text:p>280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80">
            <text:p>280</text:p>
          </table:table-cell>
          <table:table-cell office:value-type="float" office:value="27">
            <text:p>27</text:p>
          </table:table-cell>
          <table:table-cell office:value-type="float" office:value="60">
            <text:p>6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81">
            <text:p>281</text:p>
          </table:table-cell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80">
            <text:p>280</text:p>
          </table:table-cell>
          <table:table-cell office:value-type="float" office:value="25">
            <text:p>25</text:p>
          </table:table-cell>
          <table:table-cell office:value-type="float" office:value="59">
            <text:p>5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80">
            <text:p>280</text:p>
          </table:table-cell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80">
            <text:p>280</text:p>
          </table:table-cell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81">
            <text:p>281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80">
            <text:p>280</text:p>
          </table:table-cell>
          <table:table-cell office:value-type="float" office:value="28">
            <text:p>28</text:p>
          </table:table-cell>
          <table:table-cell office:value-type="float" office:value="59">
            <text:p>5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82">
            <text:p>282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79">
            <text:p>279</text:p>
          </table:table-cell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80">
            <text:p>280</text:p>
          </table:table-cell>
          <table:table-cell office:value-type="float" office:value="29">
            <text:p>29</text:p>
          </table:table-cell>
          <table:table-cell office:value-type="float" office:value="58">
            <text:p>5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81">
            <text:p>281</text:p>
          </table:table-cell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79">
            <text:p>279</text:p>
          </table:table-cell>
          <table:table-cell office:value-type="float" office:value="25">
            <text:p>25</text:p>
          </table:table-cell>
          <table:table-cell office:value-type="float" office:value="58">
            <text:p>5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77">
            <text:p>277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79">
            <text:p>279</text:p>
          </table:table-cell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79">
            <text:p>279</text:p>
          </table:table-cell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80">
            <text:p>280</text:p>
          </table:table-cell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280">
            <text:p>280</text:p>
          </table:table-cell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80">
            <text:p>280</text:p>
          </table:table-cell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79">
            <text:p>279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78">
            <text:p>278</text:p>
          </table:table-cell>
          <table:table-cell office:value-type="float" office:value="26">
            <text:p>26</text:p>
          </table:table-cell>
          <table:table-cell office:value-type="float" office:value="57">
            <text:p>5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79">
            <text:p>279</text:p>
          </table:table-cell>
          <table:table-cell office:value-type="float" office:value="26">
            <text:p>26</text:p>
          </table:table-cell>
          <table:table-cell office:value-type="float" office:value="57">
            <text:p>5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79">
            <text:p>279</text:p>
          </table:table-cell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79">
            <text:p>279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79">
            <text:p>279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77">
            <text:p>277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78">
            <text:p>278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77">
            <text:p>277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79">
            <text:p>279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78">
            <text:p>278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277">
            <text:p>277</text:p>
          </table:table-cell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79">
            <text:p>279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76">
            <text:p>276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77">
            <text:p>277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277">
            <text:p>277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79">
            <text:p>279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78">
            <text:p>278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76">
            <text:p>276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277">
            <text:p>277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77">
            <text:p>277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276">
            <text:p>276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77">
            <text:p>277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277">
            <text:p>277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77">
            <text:p>277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275">
            <text:p>275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76">
            <text:p>276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281">
            <text:p>281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90">
            <text:p>290</text:p>
          </table:table-cell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295">
            <text:p>295</text:p>
          </table:table-cell>
          <table:table-cell office:value-type="float" office:value="26">
            <text:p>26</text:p>
          </table:table-cell>
          <table:table-cell office:value-type="float" office:value="83">
            <text:p>8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300">
            <text:p>300</text:p>
          </table:table-cell>
          <table:table-cell office:value-type="float" office:value="27">
            <text:p>27</text:p>
          </table:table-cell>
          <table:table-cell office:value-type="float" office:value="89">
            <text:p>89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301">
            <text:p>301</text:p>
          </table:table-cell>
          <table:table-cell office:value-type="float" office:value="26">
            <text:p>26</text:p>
          </table:table-cell>
          <table:table-cell office:value-type="float" office:value="92">
            <text:p>9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303">
            <text:p>303</text:p>
          </table:table-cell>
          <table:table-cell office:value-type="float" office:value="26">
            <text:p>26</text:p>
          </table:table-cell>
          <table:table-cell office:value-type="float" office:value="93">
            <text:p>9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302">
            <text:p>302</text:p>
          </table:table-cell>
          <table:table-cell office:value-type="float" office:value="26">
            <text:p>26</text:p>
          </table:table-cell>
          <table:table-cell office:value-type="float" office:value="93">
            <text:p>9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301">
            <text:p>301</text:p>
          </table:table-cell>
          <table:table-cell office:value-type="float" office:value="28">
            <text:p>28</text:p>
          </table:table-cell>
          <table:table-cell office:value-type="float" office:value="91">
            <text:p>9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299">
            <text:p>299</text:p>
          </table:table-cell>
          <table:table-cell office:value-type="float" office:value="28">
            <text:p>28</text:p>
          </table:table-cell>
          <table:table-cell office:value-type="float" office:value="90">
            <text:p>9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96">
            <text:p>296</text:p>
          </table:table-cell>
          <table:table-cell office:value-type="float" office:value="28">
            <text:p>28</text:p>
          </table:table-cell>
          <table:table-cell office:value-type="float" office:value="87">
            <text:p>8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294">
            <text:p>294</text:p>
          </table:table-cell>
          <table:table-cell office:value-type="float" office:value="25">
            <text:p>25</text:p>
          </table:table-cell>
          <table:table-cell office:value-type="float" office:value="86">
            <text:p>8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93">
            <text:p>293</text:p>
          </table:table-cell>
          <table:table-cell office:value-type="float" office:value="24">
            <text:p>24</text:p>
          </table:table-cell>
          <table:table-cell office:value-type="float" office:value="83">
            <text:p>8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289">
            <text:p>289</text:p>
          </table:table-cell>
          <table:table-cell office:value-type="float" office:value="26">
            <text:p>26</text:p>
          </table:table-cell>
          <table:table-cell office:value-type="float" office:value="81">
            <text:p>8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88">
            <text:p>288</text:p>
          </table:table-cell>
          <table:table-cell office:value-type="float" office:value="25">
            <text:p>25</text:p>
          </table:table-cell>
          <table:table-cell office:value-type="float" office:value="79">
            <text:p>7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287">
            <text:p>287</text:p>
          </table:table-cell>
          <table:table-cell office:value-type="float" office:value="27">
            <text:p>27</text:p>
          </table:table-cell>
          <table:table-cell office:value-type="float" office:value="77">
            <text:p>7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84">
            <text:p>284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282">
            <text:p>282</text:p>
          </table:table-cell>
          <table:table-cell office:value-type="float" office:value="32">
            <text:p>32</text:p>
          </table:table-cell>
          <table:table-cell office:value-type="float" office:value="74">
            <text:p>7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280">
            <text:p>280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280">
            <text:p>280</text:p>
          </table:table-cell>
          <table:table-cell office:value-type="float" office:value="27">
            <text:p>27</text:p>
          </table:table-cell>
          <table:table-cell office:value-type="float" office:value="71">
            <text:p>7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76">
            <text:p>276</text:p>
          </table:table-cell>
          <table:table-cell office:value-type="float" office:value="26">
            <text:p>26</text:p>
          </table:table-cell>
          <table:table-cell office:value-type="float" office:value="69">
            <text:p>6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275">
            <text:p>275</text:p>
          </table:table-cell>
          <table:table-cell office:value-type="float" office:value="28">
            <text:p>28</text:p>
          </table:table-cell>
          <table:table-cell office:value-type="float" office:value="67">
            <text:p>6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72">
            <text:p>272</text:p>
          </table:table-cell>
          <table:table-cell office:value-type="float" office:value="27">
            <text:p>27</text:p>
          </table:table-cell>
          <table:table-cell office:value-type="float" office:value="65">
            <text:p>6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269">
            <text:p>269</text:p>
          </table:table-cell>
          <table:table-cell office:value-type="float" office:value="26">
            <text:p>26</text:p>
          </table:table-cell>
          <table:table-cell office:value-type="float" office:value="63">
            <text:p>6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67">
            <text:p>267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65">
            <text:p>265</text:p>
          </table:table-cell>
          <table:table-cell office:value-type="float" office:value="25">
            <text:p>25</text:p>
          </table:table-cell>
          <table:table-cell office:value-type="float" office:value="59">
            <text:p>5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62">
            <text:p>262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60">
            <text:p>260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57">
            <text:p>257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257">
            <text:p>257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55">
            <text:p>255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254">
            <text:p>254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53">
            <text:p>25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51">
            <text:p>251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50">
            <text:p>250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49">
            <text:p>249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47">
            <text:p>247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383">
            <text:p>383</text:p>
          </table:table-cell>
        </table:table-row>
      </table:table>
      <table:table table:name="CL3" table:style-name="ta1" table:print="false"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- 2602</text:p>
          </table:table-cell>
          <table:table-cell office:value-type="string">
            <text:p>FIGARO 5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5">
            <text:p>245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7">
            <text:p>247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5">
            <text:p>24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9">
            <text:p>249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50">
            <text:p>250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50">
            <text:p>250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53">
            <text:p>253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52">
            <text:p>252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53">
            <text:p>253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55">
            <text:p>255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55">
            <text:p>255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57">
            <text:p>257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56">
            <text:p>256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57">
            <text:p>257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57">
            <text:p>257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58">
            <text:p>258</text:p>
          </table:table-cell>
          <table:table-cell office:value-type="float" office:value="21">
            <text:p>21</text:p>
          </table:table-cell>
          <table:table-cell office:value-type="float" office:value="54">
            <text:p>5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60">
            <text:p>260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61">
            <text:p>261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64">
            <text:p>264</text:p>
          </table:table-cell>
          <table:table-cell office:value-type="float" office:value="24">
            <text:p>24</text:p>
          </table:table-cell>
          <table:table-cell office:value-type="float" office:value="61">
            <text:p>6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64">
            <text:p>264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66">
            <text:p>266</text:p>
          </table:table-cell>
          <table:table-cell office:value-type="float" office:value="19">
            <text:p>19</text:p>
          </table:table-cell>
          <table:table-cell office:value-type="float" office:value="66">
            <text:p>6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65">
            <text:p>265</text:p>
          </table:table-cell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68">
            <text:p>268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69">
            <text:p>269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69">
            <text:p>269</text:p>
          </table:table-cell>
          <table:table-cell office:value-type="float" office:value="28">
            <text:p>28</text:p>
          </table:table-cell>
          <table:table-cell office:value-type="float" office:value="64">
            <text:p>6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69">
            <text:p>269</text:p>
          </table:table-cell>
          <table:table-cell office:value-type="float" office:value="19">
            <text:p>19</text:p>
          </table:table-cell>
          <table:table-cell office:value-type="float" office:value="64">
            <text:p>6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72">
            <text:p>272</text:p>
          </table:table-cell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73">
            <text:p>273</text:p>
          </table:table-cell>
          <table:table-cell office:value-type="float" office:value="23">
            <text:p>23</text:p>
          </table:table-cell>
          <table:table-cell office:value-type="float" office:value="65">
            <text:p>6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72">
            <text:p>272</text:p>
          </table:table-cell>
          <table:table-cell office:value-type="float" office:value="22">
            <text:p>22</text:p>
          </table:table-cell>
          <table:table-cell office:value-type="float" office:value="65">
            <text:p>6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72">
            <text:p>272</text:p>
          </table:table-cell>
          <table:table-cell office:value-type="float" office:value="28">
            <text:p>28</text:p>
          </table:table-cell>
          <table:table-cell office:value-type="float" office:value="65">
            <text:p>6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75">
            <text:p>275</text:p>
          </table:table-cell>
          <table:table-cell office:value-type="float" office:value="27">
            <text:p>27</text:p>
          </table:table-cell>
          <table:table-cell office:value-type="float" office:value="63">
            <text:p>6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73">
            <text:p>273</text:p>
          </table:table-cell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74">
            <text:p>274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74">
            <text:p>274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73">
            <text:p>273</text:p>
          </table:table-cell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74">
            <text:p>274</text:p>
          </table:table-cell>
          <table:table-cell office:value-type="float" office:value="24">
            <text:p>24</text:p>
          </table:table-cell>
          <table:table-cell office:value-type="float" office:value="63">
            <text:p>6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74">
            <text:p>274</text:p>
          </table:table-cell>
          <table:table-cell office:value-type="float" office:value="25">
            <text:p>25</text:p>
          </table:table-cell>
          <table:table-cell office:value-type="float" office:value="63">
            <text:p>6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75">
            <text:p>275</text:p>
          </table:table-cell>
          <table:table-cell office:value-type="float" office:value="26">
            <text:p>26</text:p>
          </table:table-cell>
          <table:table-cell office:value-type="float" office:value="63">
            <text:p>6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75">
            <text:p>275</text:p>
          </table:table-cell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76">
            <text:p>276</text:p>
          </table:table-cell>
          <table:table-cell office:value-type="float" office:value="26">
            <text:p>26</text:p>
          </table:table-cell>
          <table:table-cell office:value-type="float" office:value="62">
            <text:p>6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74">
            <text:p>274</text:p>
          </table:table-cell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75">
            <text:p>275</text:p>
          </table:table-cell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75">
            <text:p>275</text:p>
          </table:table-cell>
          <table:table-cell office:value-type="float" office:value="26">
            <text:p>26</text:p>
          </table:table-cell>
          <table:table-cell office:value-type="float" office:value="61">
            <text:p>6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76">
            <text:p>276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75">
            <text:p>275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76">
            <text:p>276</text:p>
          </table:table-cell>
          <table:table-cell office:value-type="float" office:value="27">
            <text:p>27</text:p>
          </table:table-cell>
          <table:table-cell office:value-type="float" office:value="61">
            <text:p>6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76">
            <text:p>276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76">
            <text:p>276</text:p>
          </table:table-cell>
          <table:table-cell office:value-type="float" office:value="23">
            <text:p>23</text:p>
          </table:table-cell>
          <table:table-cell office:value-type="float" office:value="60">
            <text:p>6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76">
            <text:p>276</text:p>
          </table:table-cell>
          <table:table-cell office:value-type="float" office:value="27">
            <text:p>27</text:p>
          </table:table-cell>
          <table:table-cell office:value-type="float" office:value="60">
            <text:p>6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77">
            <text:p>277</text:p>
          </table:table-cell>
          <table:table-cell office:value-type="float" office:value="24">
            <text:p>24</text:p>
          </table:table-cell>
          <table:table-cell office:value-type="float" office:value="61">
            <text:p>6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76">
            <text:p>276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75">
            <text:p>275</text:p>
          </table:table-cell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76">
            <text:p>276</text:p>
          </table:table-cell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76">
            <text:p>276</text:p>
          </table:table-cell>
          <table:table-cell office:value-type="float" office:value="30">
            <text:p>30</text:p>
          </table:table-cell>
          <table:table-cell office:value-type="float" office:value="59">
            <text:p>5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78">
            <text:p>278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77">
            <text:p>277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77">
            <text:p>277</text:p>
          </table:table-cell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78">
            <text:p>278</text:p>
          </table:table-cell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76">
            <text:p>276</text:p>
          </table:table-cell>
          <table:table-cell office:value-type="float" office:value="25">
            <text:p>25</text:p>
          </table:table-cell>
          <table:table-cell office:value-type="float" office:value="59">
            <text:p>5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77">
            <text:p>277</text:p>
          </table:table-cell>
          <table:table-cell office:value-type="float" office:value="28">
            <text:p>28</text:p>
          </table:table-cell>
          <table:table-cell office:value-type="float" office:value="59">
            <text:p>5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77">
            <text:p>277</text:p>
          </table:table-cell>
          <table:table-cell office:value-type="float" office:value="29">
            <text:p>29</text:p>
          </table:table-cell>
          <table:table-cell office:value-type="float" office:value="58">
            <text:p>5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78">
            <text:p>278</text:p>
          </table:table-cell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78">
            <text:p>278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75">
            <text:p>275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79">
            <text:p>279</text:p>
          </table:table-cell>
          <table:table-cell office:value-type="float" office:value="29">
            <text:p>29</text:p>
          </table:table-cell>
          <table:table-cell office:value-type="float" office:value="58">
            <text:p>5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74">
            <text:p>274</text:p>
          </table:table-cell>
          <table:table-cell office:value-type="float" office:value="30">
            <text:p>30</text:p>
          </table:table-cell>
          <table:table-cell office:value-type="float" office:value="59">
            <text:p>5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76">
            <text:p>276</text:p>
          </table:table-cell>
          <table:table-cell office:value-type="float" office:value="29">
            <text:p>29</text:p>
          </table:table-cell>
          <table:table-cell office:value-type="float" office:value="58">
            <text:p>5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77">
            <text:p>277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276">
            <text:p>276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76">
            <text:p>276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77">
            <text:p>277</text:p>
          </table:table-cell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76">
            <text:p>276</text:p>
          </table:table-cell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277">
            <text:p>277</text:p>
          </table:table-cell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76">
            <text:p>276</text:p>
          </table:table-cell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77">
            <text:p>277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77">
            <text:p>277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277">
            <text:p>277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76">
            <text:p>276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276">
            <text:p>276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76">
            <text:p>276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276">
            <text:p>276</text:p>
          </table:table-cell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76">
            <text:p>276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277">
            <text:p>277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75">
            <text:p>275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276">
            <text:p>276</text:p>
          </table:table-cell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84">
            <text:p>284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288">
            <text:p>288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91">
            <text:p>291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290">
            <text:p>290</text:p>
          </table:table-cell>
          <table:table-cell office:value-type="float" office:value="29">
            <text:p>29</text:p>
          </table:table-cell>
          <table:table-cell office:value-type="float" office:value="81">
            <text:p>8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91">
            <text:p>291</text:p>
          </table:table-cell>
          <table:table-cell office:value-type="float" office:value="29">
            <text:p>29</text:p>
          </table:table-cell>
          <table:table-cell office:value-type="float" office:value="82">
            <text:p>8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291">
            <text:p>291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89">
            <text:p>289</text:p>
          </table:table-cell>
          <table:table-cell office:value-type="float" office:value="27">
            <text:p>27</text:p>
          </table:table-cell>
          <table:table-cell office:value-type="float" office:value="80">
            <text:p>8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286">
            <text:p>286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85">
            <text:p>285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283">
            <text:p>283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79">
            <text:p>279</text:p>
          </table:table-cell>
          <table:table-cell office:value-type="float" office:value="41">
            <text:p>41</text:p>
          </table:table-cell>
          <table:table-cell office:value-type="float" office:value="74">
            <text:p>7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281">
            <text:p>281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76">
            <text:p>276</text:p>
          </table:table-cell>
          <table:table-cell office:value-type="float" office:value="38">
            <text:p>38</text:p>
          </table:table-cell>
          <table:table-cell office:value-type="float" office:value="70">
            <text:p>7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273">
            <text:p>273</text:p>
          </table:table-cell>
          <table:table-cell office:value-type="float" office:value="33">
            <text:p>33</text:p>
          </table:table-cell>
          <table:table-cell office:value-type="float" office:value="69">
            <text:p>6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71">
            <text:p>271</text:p>
          </table:table-cell>
          <table:table-cell office:value-type="float" office:value="39">
            <text:p>39</text:p>
          </table:table-cell>
          <table:table-cell office:value-type="float" office:value="67">
            <text:p>6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269">
            <text:p>269</text:p>
          </table:table-cell>
          <table:table-cell office:value-type="float" office:value="36">
            <text:p>36</text:p>
          </table:table-cell>
          <table:table-cell office:value-type="float" office:value="65">
            <text:p>6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268">
            <text:p>268</text:p>
          </table:table-cell>
          <table:table-cell office:value-type="float" office:value="37">
            <text:p>37</text:p>
          </table:table-cell>
          <table:table-cell office:value-type="float" office:value="64">
            <text:p>6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266">
            <text:p>266</text:p>
          </table:table-cell>
          <table:table-cell office:value-type="float" office:value="35">
            <text:p>35</text:p>
          </table:table-cell>
          <table:table-cell office:value-type="float" office:value="63">
            <text:p>6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65">
            <text:p>265</text:p>
          </table:table-cell>
          <table:table-cell office:value-type="float" office:value="36">
            <text:p>36</text:p>
          </table:table-cell>
          <table:table-cell office:value-type="float" office:value="61">
            <text:p>6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263">
            <text:p>263</text:p>
          </table:table-cell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60">
            <text:p>260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261">
            <text:p>261</text:p>
          </table:table-cell>
          <table:table-cell office:value-type="float" office:value="33">
            <text:p>33</text:p>
          </table:table-cell>
          <table:table-cell office:value-type="float" office:value="59">
            <text:p>5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60">
            <text:p>260</text:p>
          </table:table-cell>
          <table:table-cell office:value-type="float" office:value="29">
            <text:p>29</text:p>
          </table:table-cell>
          <table:table-cell office:value-type="float" office:value="58">
            <text:p>5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57">
            <text:p>257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58">
            <text:p>258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54">
            <text:p>254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54">
            <text:p>254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253">
            <text:p>253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54">
            <text:p>254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252">
            <text:p>252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50">
            <text:p>250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50">
            <text:p>250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49">
            <text:p>249</text:p>
          </table:table-cell>
          <table:table-cell office:value-type="float" office:value="28">
            <text:p>28</text:p>
          </table:table-cell>
          <table:table-cell office:value-type="float" office:value="53">
            <text:p>5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49">
            <text:p>249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47">
            <text:p>247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383">
            <text:p>383</text:p>
          </table:table-cell>
        </table:table-row>
      </table:table>
      <table:table table:name="CL4" table:style-name="ta1" table:print="false"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5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">
            <text:p>247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9">
            <text:p>249</text:p>
          </table:table-cell>
          <table:table-cell office:value-type="float" office:value="33">
            <text:p>33</text:p>
          </table:table-cell>
          <table:table-cell office:value-type="float" office:value="53">
            <text:p>5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49">
            <text:p>249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1">
            <text:p>251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51">
            <text:p>251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53">
            <text:p>253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54">
            <text:p>254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55">
            <text:p>255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56">
            <text:p>256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56">
            <text:p>256</text:p>
          </table:table-cell>
          <table:table-cell office:value-type="float" office:value="33">
            <text:p>33</text:p>
          </table:table-cell>
          <table:table-cell office:value-type="float" office:value="53">
            <text:p>5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56">
            <text:p>256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58">
            <text:p>258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58">
            <text:p>258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58">
            <text:p>258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58">
            <text:p>258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58">
            <text:p>258</text:p>
          </table:table-cell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58">
            <text:p>258</text:p>
          </table:table-cell>
          <table:table-cell office:value-type="float" office:value="32">
            <text:p>32</text:p>
          </table:table-cell>
          <table:table-cell office:value-type="float" office:value="53">
            <text:p>5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59">
            <text:p>259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59">
            <text:p>259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61">
            <text:p>261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61">
            <text:p>261</text:p>
          </table:table-cell>
          <table:table-cell office:value-type="float" office:value="28">
            <text:p>28</text:p>
          </table:table-cell>
          <table:table-cell office:value-type="float" office:value="59">
            <text:p>5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64">
            <text:p>264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63">
            <text:p>263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65">
            <text:p>265</text:p>
          </table:table-cell>
          <table:table-cell office:value-type="float" office:value="31">
            <text:p>31</text:p>
          </table:table-cell>
          <table:table-cell office:value-type="float" office:value="59">
            <text:p>5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67">
            <text:p>267</text:p>
          </table:table-cell>
          <table:table-cell office:value-type="float" office:value="33">
            <text:p>33</text:p>
          </table:table-cell>
          <table:table-cell office:value-type="float" office:value="59">
            <text:p>5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68">
            <text:p>26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67">
            <text:p>267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68">
            <text:p>268</text:p>
          </table:table-cell>
          <table:table-cell office:value-type="float" office:value="32">
            <text:p>32</text:p>
          </table:table-cell>
          <table:table-cell office:value-type="float" office:value="59">
            <text:p>5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69">
            <text:p>269</text:p>
          </table:table-cell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68">
            <text:p>268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69">
            <text:p>269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71">
            <text:p>271</text:p>
          </table:table-cell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69">
            <text:p>269</text:p>
          </table:table-cell>
          <table:table-cell office:value-type="float" office:value="30">
            <text:p>30</text:p>
          </table:table-cell>
          <table:table-cell office:value-type="float" office:value="59">
            <text:p>5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70">
            <text:p>270</text:p>
          </table:table-cell>
          <table:table-cell office:value-type="float" office:value="31">
            <text:p>31</text:p>
          </table:table-cell>
          <table:table-cell office:value-type="float" office:value="59">
            <text:p>5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70">
            <text:p>27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70">
            <text:p>270</text:p>
          </table:table-cell>
          <table:table-cell office:value-type="float" office:value="30">
            <text:p>30</text:p>
          </table:table-cell>
          <table:table-cell office:value-type="float" office:value="59">
            <text:p>5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72">
            <text:p>272</text:p>
          </table:table-cell>
          <table:table-cell office:value-type="float" office:value="32">
            <text:p>32</text:p>
          </table:table-cell>
          <table:table-cell office:value-type="float" office:value="59">
            <text:p>5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72">
            <text:p>272</text:p>
          </table:table-cell>
          <table:table-cell office:value-type="float" office:value="33">
            <text:p>33</text:p>
          </table:table-cell>
          <table:table-cell office:value-type="float" office:value="59">
            <text:p>5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72">
            <text:p>272</text:p>
          </table:table-cell>
          <table:table-cell office:value-type="float" office:value="33">
            <text:p>33</text:p>
          </table:table-cell>
          <table:table-cell office:value-type="float" office:value="59">
            <text:p>5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71">
            <text:p>271</text:p>
          </table:table-cell>
          <table:table-cell office:value-type="float" office:value="35">
            <text:p>35</text:p>
          </table:table-cell>
          <table:table-cell office:value-type="float" office:value="59">
            <text:p>5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72">
            <text:p>272</text:p>
          </table:table-cell>
          <table:table-cell office:value-type="float" office:value="32">
            <text:p>32</text:p>
          </table:table-cell>
          <table:table-cell office:value-type="float" office:value="59">
            <text:p>5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74">
            <text:p>274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73">
            <text:p>273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74">
            <text:p>274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74">
            <text:p>274</text:p>
          </table:table-cell>
          <table:table-cell office:value-type="float" office:value="33">
            <text:p>33</text:p>
          </table:table-cell>
          <table:table-cell office:value-type="float" office:value="59">
            <text:p>5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73">
            <text:p>273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73">
            <text:p>273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74">
            <text:p>274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75">
            <text:p>275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75">
            <text:p>275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73">
            <text:p>273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75">
            <text:p>275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77">
            <text:p>277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76">
            <text:p>276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76">
            <text:p>276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75">
            <text:p>275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75">
            <text:p>275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77">
            <text:p>277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76">
            <text:p>276</text:p>
          </table:table-cell>
          <table:table-cell office:value-type="float" office:value="32">
            <text:p>32</text:p>
          </table:table-cell>
          <table:table-cell office:value-type="float" office:value="57">
            <text:p>5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76">
            <text:p>276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77">
            <text:p>277</text:p>
          </table:table-cell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76">
            <text:p>276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76">
            <text:p>276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77">
            <text:p>277</text:p>
          </table:table-cell>
          <table:table-cell office:value-type="float" office:value="32">
            <text:p>32</text:p>
          </table:table-cell>
          <table:table-cell office:value-type="float" office:value="57">
            <text:p>5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79">
            <text:p>279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77">
            <text:p>277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76">
            <text:p>276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277">
            <text:p>2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78">
            <text:p>278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76">
            <text:p>276</text:p>
          </table:table-cell>
          <table:table-cell office:value-type="float" office:value="35">
            <text:p>35</text:p>
          </table:table-cell>
          <table:table-cell office:value-type="float" office:value="57">
            <text:p>5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77">
            <text:p>2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278">
            <text:p>278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79">
            <text:p>279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77">
            <text:p>277</text:p>
          </table:table-cell>
          <table:table-cell office:value-type="float" office:value="37">
            <text:p>37</text:p>
          </table:table-cell>
          <table:table-cell office:value-type="float" office:value="57">
            <text:p>5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78">
            <text:p>278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278">
            <text:p>278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78">
            <text:p>278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278">
            <text:p>278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78">
            <text:p>278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276">
            <text:p>276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77">
            <text:p>277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276">
            <text:p>276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77">
            <text:p>277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278">
            <text:p>278</text:p>
          </table:table-cell>
          <table:table-cell office:value-type="float" office:value="31">
            <text:p>31</text:p>
          </table:table-cell>
          <table:table-cell office:value-type="float" office:value="59">
            <text:p>5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84">
            <text:p>284</text:p>
          </table:table-cell>
          <table:table-cell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288">
            <text:p>288</text:p>
          </table:table-cell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89">
            <text:p>289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290">
            <text:p>290</text:p>
          </table:table-cell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90">
            <text:p>290</text:p>
          </table:table-cell>
          <table:table-cell office:value-type="float" office:value="29">
            <text:p>29</text:p>
          </table:table-cell>
          <table:table-cell office:value-type="float" office:value="79">
            <text:p>7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285">
            <text:p>285</text:p>
          </table:table-cell>
          <table:table-cell office:value-type="float" office:value="33">
            <text:p>33</text:p>
          </table:table-cell>
          <table:table-cell office:value-type="float" office:value="77">
            <text:p>7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84">
            <text:p>284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280">
            <text:p>280</text:p>
          </table:table-cell>
          <table:table-cell office:value-type="float" office:value="33">
            <text:p>33</text:p>
          </table:table-cell>
          <table:table-cell office:value-type="float" office:value="73">
            <text:p>7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77">
            <text:p>277</text:p>
          </table:table-cell>
          <table:table-cell office:value-type="float" office:value="31">
            <text:p>31</text:p>
          </table:table-cell>
          <table:table-cell office:value-type="float" office:value="70">
            <text:p>7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275">
            <text:p>275</text:p>
          </table:table-cell>
          <table:table-cell office:value-type="float" office:value="31">
            <text:p>31</text:p>
          </table:table-cell>
          <table:table-cell office:value-type="float" office:value="67">
            <text:p>6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70">
            <text:p>270</text:p>
          </table:table-cell>
          <table:table-cell office:value-type="float" office:value="28">
            <text:p>28</text:p>
          </table:table-cell>
          <table:table-cell office:value-type="float" office:value="65">
            <text:p>6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267">
            <text:p>267</text:p>
          </table:table-cell>
          <table:table-cell office:value-type="float" office:value="33">
            <text:p>33</text:p>
          </table:table-cell>
          <table:table-cell office:value-type="float" office:value="63">
            <text:p>6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65">
            <text:p>265</text:p>
          </table:table-cell>
          <table:table-cell office:value-type="float" office:value="27">
            <text:p>27</text:p>
          </table:table-cell>
          <table:table-cell office:value-type="float" office:value="61">
            <text:p>6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262">
            <text:p>262</text:p>
          </table:table-cell>
          <table:table-cell office:value-type="float" office:value="28">
            <text:p>28</text:p>
          </table:table-cell>
          <table:table-cell office:value-type="float" office:value="59">
            <text:p>5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60">
            <text:p>260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256">
            <text:p>256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255">
            <text:p>255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255">
            <text:p>255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53">
            <text:p>253</text:p>
          </table:table-cell>
          <table:table-cell office:value-type="float" office:value="28">
            <text:p>28</text:p>
          </table:table-cell>
          <table:table-cell office:value-type="float" office:value="53">
            <text:p>5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251">
            <text:p>251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48">
            <text:p>248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247">
            <text:p>247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47">
            <text:p>247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45">
            <text:p>245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43">
            <text:p>243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42">
            <text:p>242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40">
            <text:p>240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242">
            <text:p>242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39">
            <text:p>239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239">
            <text:p>239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38">
            <text:p>238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36">
            <text:p>236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35">
            <text:p>235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35">
            <text:p>235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33">
            <text:p>233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384">
            <text:p>384</text:p>
          </table:table-cell>
        </table:table-row>
      </table:table>
      <table:table table:name="CL5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5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">
            <text:p>230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2">
            <text:p>232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33">
            <text:p>233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5">
            <text:p>235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35">
            <text:p>235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7">
            <text:p>237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38">
            <text:p>238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39">
            <text:p>239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40">
            <text:p>240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42">
            <text:p>242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45">
            <text:p>245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44">
            <text:p>244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44">
            <text:p>244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47">
            <text:p>247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46">
            <text:p>246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48">
            <text:p>248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49">
            <text:p>249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50">
            <text:p>250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53">
            <text:p>253</text:p>
          </table:table-cell>
          <table:table-cell office:value-type="float" office:value="30">
            <text:p>30</text:p>
          </table:table-cell>
          <table:table-cell office:value-type="float" office:value="59">
            <text:p>5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55">
            <text:p>255</text:p>
          </table:table-cell>
          <table:table-cell office:value-type="float" office:value="31">
            <text:p>31</text:p>
          </table:table-cell>
          <table:table-cell office:value-type="float" office:value="60">
            <text:p>6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61">
            <text:p>6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56">
            <text:p>256</text:p>
          </table:table-cell>
          <table:table-cell office:value-type="float" office:value="31">
            <text:p>31</text:p>
          </table:table-cell>
          <table:table-cell office:value-type="float" office:value="60">
            <text:p>6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57">
            <text:p>257</text:p>
          </table:table-cell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58">
            <text:p>258</text:p>
          </table:table-cell>
          <table:table-cell office:value-type="float" office:value="32">
            <text:p>32</text:p>
          </table:table-cell>
          <table:table-cell office:value-type="float" office:value="60">
            <text:p>6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59">
            <text:p>259</text:p>
          </table:table-cell>
          <table:table-cell office:value-type="float" office:value="30">
            <text:p>30</text:p>
          </table:table-cell>
          <table:table-cell office:value-type="float" office:value="59">
            <text:p>5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60">
            <text:p>260</text:p>
          </table:table-cell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61">
            <text:p>261</text:p>
          </table:table-cell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60">
            <text:p>260</text:p>
          </table:table-cell>
          <table:table-cell office:value-type="float" office:value="32">
            <text:p>32</text:p>
          </table:table-cell>
          <table:table-cell office:value-type="float" office:value="60">
            <text:p>6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62">
            <text:p>262</text:p>
          </table:table-cell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62">
            <text:p>262</text:p>
          </table:table-cell>
          <table:table-cell office:value-type="float" office:value="32">
            <text:p>32</text:p>
          </table:table-cell>
          <table:table-cell office:value-type="float" office:value="59">
            <text:p>5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63">
            <text:p>263</text:p>
          </table:table-cell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62">
            <text:p>262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63">
            <text:p>263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62">
            <text:p>262</text:p>
          </table:table-cell>
          <table:table-cell office:value-type="float" office:value="32">
            <text:p>32</text:p>
          </table:table-cell>
          <table:table-cell office:value-type="float" office:value="59">
            <text:p>5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63">
            <text:p>263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65">
            <text:p>265</text:p>
          </table:table-cell>
          <table:table-cell office:value-type="float" office:value="30">
            <text:p>30</text:p>
          </table:table-cell>
          <table:table-cell office:value-type="float" office:value="59">
            <text:p>5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66">
            <text:p>266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66">
            <text:p>26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66">
            <text:p>266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69">
            <text:p>269</text:p>
          </table:table-cell>
          <table:table-cell office:value-type="float" office:value="32">
            <text:p>32</text:p>
          </table:table-cell>
          <table:table-cell office:value-type="float" office:value="61">
            <text:p>6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68">
            <text:p>268</text:p>
          </table:table-cell>
          <table:table-cell office:value-type="float" office:value="34">
            <text:p>34</text:p>
          </table:table-cell>
          <table:table-cell office:value-type="float" office:value="61">
            <text:p>6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66">
            <text:p>266</text:p>
          </table:table-cell>
          <table:table-cell office:value-type="float" office:value="32">
            <text:p>32</text:p>
          </table:table-cell>
          <table:table-cell office:value-type="float" office:value="61">
            <text:p>6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68">
            <text:p>268</text:p>
          </table:table-cell>
          <table:table-cell office:value-type="float" office:value="31">
            <text:p>31</text:p>
          </table:table-cell>
          <table:table-cell office:value-type="float" office:value="61">
            <text:p>6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67">
            <text:p>267</text:p>
          </table:table-cell>
          <table:table-cell office:value-type="float" office:value="32">
            <text:p>32</text:p>
          </table:table-cell>
          <table:table-cell office:value-type="float" office:value="61">
            <text:p>6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70">
            <text:p>270</text:p>
          </table:table-cell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71">
            <text:p>271</text:p>
          </table:table-cell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69">
            <text:p>269</text:p>
          </table:table-cell>
          <table:table-cell office:value-type="float" office:value="31">
            <text:p>31</text:p>
          </table:table-cell>
          <table:table-cell office:value-type="float" office:value="62">
            <text:p>6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70">
            <text:p>270</text:p>
          </table:table-cell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71">
            <text:p>271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71">
            <text:p>271</text:p>
          </table:table-cell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72">
            <text:p>27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71">
            <text:p>271</text:p>
          </table:table-cell>
          <table:table-cell office:value-type="float" office:value="32">
            <text:p>32</text:p>
          </table:table-cell>
          <table:table-cell office:value-type="float" office:value="61">
            <text:p>6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74">
            <text:p>274</text:p>
          </table:table-cell>
          <table:table-cell office:value-type="float" office:value="31">
            <text:p>31</text:p>
          </table:table-cell>
          <table:table-cell office:value-type="float" office:value="62">
            <text:p>6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73">
            <text:p>273</text:p>
          </table:table-cell>
          <table:table-cell office:value-type="float" office:value="31">
            <text:p>31</text:p>
          </table:table-cell>
          <table:table-cell office:value-type="float" office:value="62">
            <text:p>6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71">
            <text:p>271</text:p>
          </table:table-cell>
          <table:table-cell office:value-type="float" office:value="29">
            <text:p>29</text:p>
          </table:table-cell>
          <table:table-cell office:value-type="float" office:value="62">
            <text:p>6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72">
            <text:p>272</text:p>
          </table:table-cell>
          <table:table-cell office:value-type="float" office:value="31">
            <text:p>31</text:p>
          </table:table-cell>
          <table:table-cell office:value-type="float" office:value="62">
            <text:p>6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74">
            <text:p>274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74">
            <text:p>274</text:p>
          </table:table-cell>
          <table:table-cell office:value-type="float" office:value="35">
            <text:p>35</text:p>
          </table:table-cell>
          <table:table-cell office:value-type="float" office:value="64">
            <text:p>6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75">
            <text:p>275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74">
            <text:p>274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78">
            <text:p>278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75">
            <text:p>275</text:p>
          </table:table-cell>
          <table:table-cell office:value-type="float" office:value="30">
            <text:p>30</text:p>
          </table:table-cell>
          <table:table-cell office:value-type="float" office:value="63">
            <text:p>6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74">
            <text:p>274</text:p>
          </table:table-cell>
          <table:table-cell office:value-type="float" office:value="33">
            <text:p>33</text:p>
          </table:table-cell>
          <table:table-cell office:value-type="float" office:value="64">
            <text:p>6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77">
            <text:p>277</text:p>
          </table:table-cell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77">
            <text:p>277</text:p>
          </table:table-cell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77">
            <text:p>277</text:p>
          </table:table-cell>
          <table:table-cell office:value-type="float" office:value="34">
            <text:p>34</text:p>
          </table:table-cell>
          <table:table-cell office:value-type="float" office:value="64">
            <text:p>6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76">
            <text:p>27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277">
            <text:p>277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80">
            <text:p>280</text:p>
          </table:table-cell>
          <table:table-cell office:value-type="float" office:value="34">
            <text:p>34</text:p>
          </table:table-cell>
          <table:table-cell office:value-type="float" office:value="65">
            <text:p>6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77">
            <text:p>277</text:p>
          </table:table-cell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79">
            <text:p>279</text:p>
          </table:table-cell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278">
            <text:p>278</text:p>
          </table:table-cell>
          <table:table-cell office:value-type="float" office:value="34">
            <text:p>34</text:p>
          </table:table-cell>
          <table:table-cell office:value-type="float" office:value="64">
            <text:p>6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81">
            <text:p>281</text:p>
          </table:table-cell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76">
            <text:p>276</text:p>
          </table:table-cell>
          <table:table-cell office:value-type="float" office:value="35">
            <text:p>35</text:p>
          </table:table-cell>
          <table:table-cell office:value-type="float" office:value="64">
            <text:p>6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79">
            <text:p>279</text:p>
          </table:table-cell>
          <table:table-cell office:value-type="float" office:value="31">
            <text:p>31</text:p>
          </table:table-cell>
          <table:table-cell office:value-type="float" office:value="65">
            <text:p>6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279">
            <text:p>279</text:p>
          </table:table-cell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80">
            <text:p>280</text:p>
          </table:table-cell>
          <table:table-cell office:value-type="float" office:value="29">
            <text:p>29</text:p>
          </table:table-cell>
          <table:table-cell office:value-type="float" office:value="64">
            <text:p>6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281">
            <text:p>281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80">
            <text:p>280</text:p>
          </table:table-cell>
          <table:table-cell office:value-type="float" office:value="34">
            <text:p>34</text:p>
          </table:table-cell>
          <table:table-cell office:value-type="float" office:value="64">
            <text:p>6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279">
            <text:p>279</text:p>
          </table:table-cell>
          <table:table-cell office:value-type="float" office:value="32">
            <text:p>32</text:p>
          </table:table-cell>
          <table:table-cell office:value-type="float" office:value="63">
            <text:p>6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79">
            <text:p>279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280">
            <text:p>280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81">
            <text:p>281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280">
            <text:p>280</text:p>
          </table:table-cell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81">
            <text:p>281</text:p>
          </table:table-cell>
          <table:table-cell office:value-type="float" office:value="29">
            <text:p>29</text:p>
          </table:table-cell>
          <table:table-cell office:value-type="float" office:value="69">
            <text:p>6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283">
            <text:p>283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83">
            <text:p>283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283">
            <text:p>283</text:p>
          </table:table-cell>
          <table:table-cell office:value-type="float" office:value="28">
            <text:p>28</text:p>
          </table:table-cell>
          <table:table-cell office:value-type="float" office:value="73">
            <text:p>7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79">
            <text:p>279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275">
            <text:p>275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72">
            <text:p>272</text:p>
          </table:table-cell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269">
            <text:p>269</text:p>
          </table:table-cell>
          <table:table-cell office:value-type="float" office:value="29">
            <text:p>29</text:p>
          </table:table-cell>
          <table:table-cell office:value-type="float" office:value="63">
            <text:p>6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65">
            <text:p>265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261">
            <text:p>261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59">
            <text:p>259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54">
            <text:p>254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249">
            <text:p>249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47">
            <text:p>247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245">
            <text:p>245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244">
            <text:p>244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242">
            <text:p>242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39">
            <text:p>239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240">
            <text:p>240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37">
            <text:p>237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236">
            <text:p>236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33">
            <text:p>233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33">
            <text:p>233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34">
            <text:p>234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31">
            <text:p>231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29">
            <text:p>229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228">
            <text:p>228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27">
            <text:p>227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227">
            <text:p>227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28">
            <text:p>228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26">
            <text:p>226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26">
            <text:p>226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25">
            <text:p>225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23">
            <text:p>223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382">
            <text:p>382</text:p>
          </table:table-cell>
        </table:table-row>
      </table:table>
      <table:table table:name="CL6" table:style-name="ta1" table:print="false">
        <table:table-column table:style-name="co10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5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4">
            <text:p>224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6">
            <text:p>226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29">
            <text:p>229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9">
            <text:p>229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31">
            <text:p>231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2">
            <text:p>232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33">
            <text:p>233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35">
            <text:p>235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37">
            <text:p>237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40">
            <text:p>240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40">
            <text:p>240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40">
            <text:p>240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42">
            <text:p>242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43">
            <text:p>243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42">
            <text:p>242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42">
            <text:p>24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43">
            <text:p>243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44">
            <text:p>244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44">
            <text:p>244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46">
            <text:p>246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48">
            <text:p>248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48">
            <text:p>248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49">
            <text:p>249</text:p>
          </table:table-cell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51">
            <text:p>251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52">
            <text:p>252</text:p>
          </table:table-cell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54">
            <text:p>254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55">
            <text:p>255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55">
            <text:p>255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57">
            <text:p>257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57">
            <text:p>257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57">
            <text:p>257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59">
            <text:p>259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60">
            <text:p>260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60">
            <text:p>260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61">
            <text:p>261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59">
            <text:p>259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62">
            <text:p>262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63">
            <text:p>263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64">
            <text:p>264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64">
            <text:p>264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66">
            <text:p>266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64">
            <text:p>264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65">
            <text:p>265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67">
            <text:p>267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64">
            <text:p>264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65">
            <text:p>265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66">
            <text:p>266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66">
            <text:p>266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68">
            <text:p>268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69">
            <text:p>269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69">
            <text:p>269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71">
            <text:p>27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70">
            <text:p>270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table:number-columns-repeated="2" office:value-type="float" office:value="270">
            <text:p>270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70">
            <text:p>270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70">
            <text:p>270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71">
            <text:p>271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71">
            <text:p>271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72">
            <text:p>272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69">
            <text:p>269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72">
            <text:p>272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71">
            <text:p>271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73">
            <text:p>273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74">
            <text:p>274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73">
            <text:p>273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73">
            <text:p>27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73">
            <text:p>273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72">
            <text:p>272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272">
            <text:p>272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74">
            <text:p>274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75">
            <text:p>275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76">
            <text:p>276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274">
            <text:p>274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74">
            <text:p>274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74">
            <text:p>274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75">
            <text:p>275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274">
            <text:p>274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73">
            <text:p>273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273">
            <text:p>273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75">
            <text:p>275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273">
            <text:p>273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74">
            <text:p>274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274">
            <text:p>274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76">
            <text:p>276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273">
            <text:p>27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80">
            <text:p>280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282">
            <text:p>282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85">
            <text:p>285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285">
            <text:p>285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84">
            <text:p>284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285">
            <text:p>285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84">
            <text:p>284</text:p>
          </table:table-cell>
          <table:table-cell office:value-type="float" office:value="31">
            <text:p>31</text:p>
          </table:table-cell>
          <table:table-cell office:value-type="float" office:value="77">
            <text:p>7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285">
            <text:p>285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86">
            <text:p>286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282">
            <text:p>282</text:p>
          </table:table-cell>
          <table:table-cell office:value-type="float" office:value="32">
            <text:p>32</text:p>
          </table:table-cell>
          <table:table-cell office:value-type="float" office:value="77">
            <text:p>7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81">
            <text:p>281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282">
            <text:p>282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81">
            <text:p>281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281">
            <text:p>281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79">
            <text:p>279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279">
            <text:p>279</text:p>
          </table:table-cell>
          <table:table-cell office:value-type="float" office:value="31">
            <text:p>31</text:p>
          </table:table-cell>
          <table:table-cell office:value-type="float" office:value="77">
            <text:p>7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280">
            <text:p>280</text:p>
          </table:table-cell>
          <table:table-cell office:value-type="float" office:value="33">
            <text:p>33</text:p>
          </table:table-cell>
          <table:table-cell office:value-type="float" office:value="78">
            <text:p>7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281">
            <text:p>281</text:p>
          </table:table-cell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79">
            <text:p>279</text:p>
          </table:table-cell>
          <table:table-cell office:value-type="float" office:value="31">
            <text:p>31</text:p>
          </table:table-cell>
          <table:table-cell office:value-type="float" office:value="77">
            <text:p>7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280">
            <text:p>280</text:p>
          </table:table-cell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80">
            <text:p>280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281">
            <text:p>281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79">
            <text:p>279</text:p>
          </table:table-cell>
          <table:table-cell office:value-type="float" office:value="31">
            <text:p>31</text:p>
          </table:table-cell>
          <table:table-cell office:value-type="float" office:value="77">
            <text:p>77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79">
            <text:p>279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84">
            <text:p>284</text:p>
          </table:table-cell>
          <table:table-cell office:value-type="float" office:value="29">
            <text:p>29</text:p>
          </table:table-cell>
          <table:table-cell office:value-type="float" office:value="81">
            <text:p>8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83">
            <text:p>283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80">
            <text:p>280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276">
            <text:p>276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73">
            <text:p>273</text:p>
          </table:table-cell>
          <table:table-cell office:value-type="float" office:value="31">
            <text:p>31</text:p>
          </table:table-cell>
          <table:table-cell office:value-type="float" office:value="71">
            <text:p>7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268">
            <text:p>268</text:p>
          </table:table-cell>
          <table:table-cell office:value-type="float" office:value="32">
            <text:p>32</text:p>
          </table:table-cell>
          <table:table-cell office:value-type="float" office:value="67">
            <text:p>6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64">
            <text:p>264</text:p>
          </table:table-cell>
          <table:table-cell office:value-type="float" office:value="29">
            <text:p>29</text:p>
          </table:table-cell>
          <table:table-cell office:value-type="float" office:value="62">
            <text:p>6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60">
            <text:p>260</text:p>
          </table:table-cell>
          <table:table-cell office:value-type="float" office:value="33">
            <text:p>33</text:p>
          </table:table-cell>
          <table:table-cell office:value-type="float" office:value="59">
            <text:p>5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56">
            <text:p>256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53">
            <text:p>253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50">
            <text:p>250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384">
            <text:p>384</text:p>
          </table:table-cell>
        </table:table-row>
      </table:table>
      <table:table table:name="CL7" table:style-name="ta1" table:print="false">
        <table:table-column table:style-name="co1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5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">
            <text:p>230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2">
            <text:p>232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32">
            <text:p>232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3">
            <text:p>233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36">
            <text:p>236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5">
            <text:p>235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37">
            <text:p>237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38">
            <text:p>238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39">
            <text:p>239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39">
            <text:p>239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40">
            <text:p>240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42">
            <text:p>242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44">
            <text:p>244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43">
            <text:p>243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44">
            <text:p>244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43">
            <text:p>243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45">
            <text:p>245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45">
            <text:p>245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46">
            <text:p>246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47">
            <text:p>247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48">
            <text:p>248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49">
            <text:p>249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51">
            <text:p>251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53">
            <text:p>253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53">
            <text:p>253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56">
            <text:p>256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57">
            <text:p>257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58">
            <text:p>258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59">
            <text:p>259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60">
            <text:p>260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60">
            <text:p>260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62">
            <text:p>262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60">
            <text:p>260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61">
            <text:p>261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62">
            <text:p>262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62">
            <text:p>262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63">
            <text:p>263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63">
            <text:p>263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66">
            <text:p>266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65">
            <text:p>265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66">
            <text:p>266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66">
            <text:p>266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65">
            <text:p>265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68">
            <text:p>268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68">
            <text:p>268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67">
            <text:p>267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69">
            <text:p>269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68">
            <text:p>268</text:p>
          </table:table-cell>
          <table:table-cell office:value-type="float" office:value="33">
            <text:p>33</text:p>
          </table:table-cell>
          <table:table-cell office:value-type="float" office:value="54">
            <text:p>5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68">
            <text:p>268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69">
            <text:p>269</text:p>
          </table:table-cell>
          <table:table-cell office:value-type="float" office:value="37">
            <text:p>37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68">
            <text:p>268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70">
            <text:p>270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69">
            <text:p>269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71">
            <text:p>271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71">
            <text:p>271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73">
            <text:p>273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73">
            <text:p>273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73">
            <text:p>273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73">
            <text:p>273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73">
            <text:p>273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73">
            <text:p>273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73">
            <text:p>273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74">
            <text:p>274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73">
            <text:p>273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73">
            <text:p>273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73">
            <text:p>273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73">
            <text:p>273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274">
            <text:p>274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74">
            <text:p>274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75">
            <text:p>275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74">
            <text:p>274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275">
            <text:p>275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75">
            <text:p>275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74">
            <text:p>274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73">
            <text:p>273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274">
            <text:p>274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74">
            <text:p>274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275">
            <text:p>275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75">
            <text:p>275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274">
            <text:p>274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76">
            <text:p>276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275">
            <text:p>275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73">
            <text:p>273</text:p>
          </table:table-cell>
          <table:table-cell office:value-type="float" office:value="37">
            <text:p>37</text:p>
          </table:table-cell>
          <table:table-cell office:value-type="float" office:value="55">
            <text:p>5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275">
            <text:p>275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78">
            <text:p>278</text:p>
          </table:table-cell>
          <table:table-cell office:value-type="float" office:value="30">
            <text:p>30</text:p>
          </table:table-cell>
          <table:table-cell office:value-type="float" office:value="63">
            <text:p>6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285">
            <text:p>285</text:p>
          </table:table-cell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83">
            <text:p>283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284">
            <text:p>284</text:p>
          </table:table-cell>
          <table:table-cell office:value-type="float" office:value="37">
            <text:p>37</text:p>
          </table:table-cell>
          <table:table-cell office:value-type="float" office:value="71">
            <text:p>7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277">
            <text:p>277</text:p>
          </table:table-cell>
          <table:table-cell office:value-type="float" office:value="32">
            <text:p>32</text:p>
          </table:table-cell>
          <table:table-cell office:value-type="float" office:value="67">
            <text:p>6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75">
            <text:p>275</text:p>
          </table:table-cell>
          <table:table-cell office:value-type="float" office:value="33">
            <text:p>33</text:p>
          </table:table-cell>
          <table:table-cell office:value-type="float" office:value="65">
            <text:p>6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271">
            <text:p>271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68">
            <text:p>268</text:p>
          </table:table-cell>
          <table:table-cell office:value-type="float" office:value="32">
            <text:p>32</text:p>
          </table:table-cell>
          <table:table-cell office:value-type="float" office:value="60">
            <text:p>6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264">
            <text:p>264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61">
            <text:p>261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259">
            <text:p>259</text:p>
          </table:table-cell>
          <table:table-cell office:value-type="float" office:value="33">
            <text:p>33</text:p>
          </table:table-cell>
          <table:table-cell office:value-type="float" office:value="53">
            <text:p>5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251">
            <text:p>251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248">
            <text:p>248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245">
            <text:p>245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244">
            <text:p>244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42">
            <text:p>24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239">
            <text:p>239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39">
            <text:p>239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238">
            <text:p>238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36">
            <text:p>23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34">
            <text:p>234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34">
            <text:p>234</text:p>
          </table:table-cell>
          <table:table-cell table:number-columns-repeated="2" office:value-type="float" office:value="42">
            <text:p>4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34">
            <text:p>234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32">
            <text:p>232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229">
            <text:p>229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30">
            <text:p>230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229">
            <text:p>229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28">
            <text:p>228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27">
            <text:p>227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27">
            <text:p>227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26">
            <text:p>226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26">
            <text:p>226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382">
            <text:p>382</text:p>
          </table:table-cell>
        </table:table-row>
      </table:table>
      <table:table table:name="CL8" table:style-name="ta1" table:print="false">
        <table:table-column table:style-name="co2" table:number-columns-repeated="5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5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2">
            <text:p>222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3">
            <text:p>223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24">
            <text:p>224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8">
            <text:p>22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7">
            <text:p>227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27">
            <text:p>227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28">
            <text:p>228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30">
            <text:p>230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32">
            <text:p>23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32">
            <text:p>232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35">
            <text:p>235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36">
            <text:p>236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39">
            <text:p>239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37">
            <text:p>237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38">
            <text:p>238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37">
            <text:p>237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39">
            <text:p>239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40">
            <text:p>240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41">
            <text:p>241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43">
            <text:p>243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43">
            <text:p>243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28">
            <text:p>28</text:p>
          </table:table-cell>
          <table:table-cell office:value-type="float" office:value="53">
            <text:p>5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45">
            <text:p>245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48">
            <text:p>248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48">
            <text:p>248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50">
            <text:p>250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50">
            <text:p>250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50">
            <text:p>250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51">
            <text:p>251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52">
            <text:p>252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53">
            <text:p>253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55">
            <text:p>255</text:p>
          </table:table-cell>
          <table:table-cell office:value-type="float" office:value="27">
            <text:p>27</text:p>
          </table:table-cell>
          <table:table-cell office:value-type="float" office:value="53">
            <text:p>5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53">
            <text:p>5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56">
            <text:p>256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56">
            <text:p>256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58">
            <text:p>258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58">
            <text:p>258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59">
            <text:p>259</text:p>
          </table:table-cell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60">
            <text:p>260</text:p>
          </table:table-cell>
          <table:table-cell office:value-type="float" office:value="27">
            <text:p>27</text:p>
          </table:table-cell>
          <table:table-cell office:value-type="float" office:value="53">
            <text:p>5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60">
            <text:p>260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62">
            <text:p>262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61">
            <text:p>261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62">
            <text:p>262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63">
            <text:p>263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62">
            <text:p>262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63">
            <text:p>263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65">
            <text:p>265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63">
            <text:p>263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66">
            <text:p>266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65">
            <text:p>265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65">
            <text:p>265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66">
            <text:p>266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66">
            <text:p>266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67">
            <text:p>267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67">
            <text:p>267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68">
            <text:p>268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68">
            <text:p>268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69">
            <text:p>269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70">
            <text:p>270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68">
            <text:p>268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69">
            <text:p>269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70">
            <text:p>270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70">
            <text:p>270</text:p>
          </table:table-cell>
          <table:table-cell office:value-type="float" office:value="28">
            <text:p>28</text:p>
          </table:table-cell>
          <table:table-cell office:value-type="float" office:value="53">
            <text:p>5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70">
            <text:p>270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69">
            <text:p>26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70">
            <text:p>270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70">
            <text:p>270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270">
            <text:p>270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72">
            <text:p>272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71">
            <text:p>271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70">
            <text:p>270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271">
            <text:p>271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72">
            <text:p>272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71">
            <text:p>271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72">
            <text:p>272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271">
            <text:p>271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71">
            <text:p>271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272">
            <text:p>272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72">
            <text:p>272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271">
            <text:p>271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72">
            <text:p>272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273">
            <text:p>273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72">
            <text:p>272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271">
            <text:p>271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72">
            <text:p>272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273">
            <text:p>273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72">
            <text:p>272</text:p>
          </table:table-cell>
          <table:table-cell office:value-type="float" office:value="32">
            <text:p>32</text:p>
          </table:table-cell>
          <table:table-cell office:value-type="float" office:value="53">
            <text:p>5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272">
            <text:p>272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72">
            <text:p>272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273">
            <text:p>273</text:p>
          </table:table-cell>
          <table:table-cell office:value-type="float" office:value="32">
            <text:p>32</text:p>
          </table:table-cell>
          <table:table-cell office:value-type="float" office:value="53">
            <text:p>5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76">
            <text:p>276</text:p>
          </table:table-cell>
          <table:table-cell office:value-type="float" office:value="31">
            <text:p>31</text:p>
          </table:table-cell>
          <table:table-cell office:value-type="float" office:value="60">
            <text:p>6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278">
            <text:p>278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79">
            <text:p>279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279">
            <text:p>279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75">
            <text:p>275</text:p>
          </table:table-cell>
          <table:table-cell office:value-type="float" office:value="33">
            <text:p>33</text:p>
          </table:table-cell>
          <table:table-cell office:value-type="float" office:value="63">
            <text:p>6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272">
            <text:p>272</text:p>
          </table:table-cell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67">
            <text:p>267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265">
            <text:p>265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60">
            <text:p>260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257">
            <text:p>257</text:p>
          </table:table-cell>
          <table:table-cell office:value-type="float" office:value="34">
            <text:p>34</text:p>
          </table:table-cell>
          <table:table-cell office:value-type="float" office:value="51">
            <text:p>5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253">
            <text:p>253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249">
            <text:p>249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46">
            <text:p>246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243">
            <text:p>243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42">
            <text:p>242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240">
            <text:p>240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38">
            <text:p>238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36">
            <text:p>236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34">
            <text:p>234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33">
            <text:p>233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32">
            <text:p>232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229">
            <text:p>229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28">
            <text:p>228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227">
            <text:p>227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27">
            <text:p>227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26">
            <text:p>226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24">
            <text:p>224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22">
            <text:p>222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23">
            <text:p>223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383">
            <text:p>383</text:p>
          </table:table-cell>
        </table:table-row>
      </table:table>
      <table:table table:name="CL9" table:style-name="ta1" table:print="false">
        <table:table-column table:style-name="co12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me (seconds)</text:p>
          </table:table-cell>
          <table:table-cell office:value-type="string">
            <text:p>TGS – 2620</text:p>
          </table:table-cell>
          <table:table-cell office:value-type="string">
            <text:p>TGS – 2612</text:p>
          </table:table-cell>
          <table:table-cell office:value-type="string">
            <text:p>TGS – 2602</text:p>
          </table:table-cell>
          <table:table-cell office:value-type="string">
            <text:p>Figaro 51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0">
            <text:p>220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0">
            <text:p>220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21">
            <text:p>221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2">
            <text:p>222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25">
            <text:p>225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26">
            <text:p>226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26">
            <text:p>226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29">
            <text:p>229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28">
            <text:p>228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31">
            <text:p>231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31">
            <text:p>231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33">
            <text:p>233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34">
            <text:p>234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35">
            <text:p>235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36">
            <text:p>236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35">
            <text:p>235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37">
            <text:p>237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38">
            <text:p>238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41">
            <text:p>241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43">
            <text:p>243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41">
            <text:p>241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44">
            <text:p>244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45">
            <text:p>245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47">
            <text:p>247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49">
            <text:p>249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48">
            <text:p>248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49">
            <text:p>249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50">
            <text:p>250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52">
            <text:p>252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52">
            <text:p>252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52">
            <text:p>252</text:p>
          </table:table-cell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54">
            <text:p>254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55">
            <text:p>255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56">
            <text:p>256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57">
            <text:p>257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57">
            <text:p>257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59">
            <text:p>259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58">
            <text:p>258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58">
            <text:p>258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60">
            <text:p>260</text:p>
          </table:table-cell>
          <table:table-cell office:value-type="float" office:value="34">
            <text:p>34</text:p>
          </table:table-cell>
          <table:table-cell office:value-type="float" office:value="51">
            <text:p>5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60">
            <text:p>260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62">
            <text:p>262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62">
            <text:p>262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62">
            <text:p>262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62">
            <text:p>262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63">
            <text:p>263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63">
            <text:p>263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63">
            <text:p>263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64">
            <text:p>264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table:number-columns-repeated="2" office:value-type="float" office:value="265">
            <text:p>265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65">
            <text:p>265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65">
            <text:p>265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66">
            <text:p>266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66">
            <text:p>266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65">
            <text:p>265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66">
            <text:p>266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66">
            <text:p>266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66">
            <text:p>266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68">
            <text:p>268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67">
            <text:p>267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69">
            <text:p>269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68">
            <text:p>268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69">
            <text:p>269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68">
            <text:p>268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68">
            <text:p>268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269">
            <text:p>269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69">
            <text:p>269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69">
            <text:p>269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68">
            <text:p>268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268">
            <text:p>268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71">
            <text:p>271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71">
            <text:p>271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70">
            <text:p>270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270">
            <text:p>270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71">
            <text:p>271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272">
            <text:p>272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71">
            <text:p>271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271">
            <text:p>271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72">
            <text:p>272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272">
            <text:p>272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71">
            <text:p>271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271">
            <text:p>271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75">
            <text:p>275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278">
            <text:p>278</text:p>
          </table:table-cell>
          <table:table-cell office:value-type="float" office:value="32">
            <text:p>32</text:p>
          </table:table-cell>
          <table:table-cell office:value-type="float" office:value="61">
            <text:p>6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80">
            <text:p>280</text:p>
          </table:table-cell>
          <table:table-cell office:value-type="float" office:value="33">
            <text:p>33</text:p>
          </table:table-cell>
          <table:table-cell office:value-type="float" office:value="64">
            <text:p>6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278">
            <text:p>278</text:p>
          </table:table-cell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76">
            <text:p>276</text:p>
          </table:table-cell>
          <table:table-cell office:value-type="float" office:value="33">
            <text:p>33</text:p>
          </table:table-cell>
          <table:table-cell office:value-type="float" office:value="63">
            <text:p>63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274">
            <text:p>274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71">
            <text:p>271</text:p>
          </table:table-cell>
          <table:table-cell office:value-type="float" office:value="31">
            <text:p>31</text:p>
          </table:table-cell>
          <table:table-cell office:value-type="float" office:value="61">
            <text:p>6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268">
            <text:p>268</text:p>
          </table:table-cell>
          <table:table-cell office:value-type="float" office:value="32">
            <text:p>32</text:p>
          </table:table-cell>
          <table:table-cell office:value-type="float" office:value="59">
            <text:p>5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63">
            <text:p>263</text:p>
          </table:table-cell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260">
            <text:p>260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56">
            <text:p>256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255">
            <text:p>255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53">
            <text:p>253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252">
            <text:p>252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47">
            <text:p>247</text:p>
          </table:table-cell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245">
            <text:p>245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242">
            <text:p>242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242">
            <text:p>242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41">
            <text:p>241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237">
            <text:p>237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37">
            <text:p>237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234">
            <text:p>234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32">
            <text:p>232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31">
            <text:p>231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31">
            <text:p>231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229">
            <text:p>229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29">
            <text:p>229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227">
            <text:p>227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26">
            <text:p>226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225">
            <text:p>225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25">
            <text:p>225</text:p>
          </table:table-cell>
          <table:table-cell table:number-columns-repeated="2" office:value-type="float" office:value="39">
            <text:p>39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224">
            <text:p>224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24">
            <text:p>224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22">
            <text:p>222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23">
            <text:p>223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383">
            <text:p>3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7/18/2017</text:date>, <text:time>18:0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Boubin</meta:initial-creator>
    <meta:creation-date>2017-07-18T17:36:10.06</meta:creation-date>
    <meta:generator>OpenOffice/4.1.3$Win32 OpenOffice.org_project/413m1$Build-9783</meta:generator>
    <dc:date>2017-07-18T18:07:46.35</dc:date>
    <dc:creator>Matthew Boubin</dc:creator>
    <meta:editing-duration>PT31M32S</meta:editing-duration>
    <meta:editing-cycles>11</meta:editing-cycles>
    <meta:document-statistic meta:table-count="10" meta:cell-count="6105" meta:object-count="0"/>
  </office:meta>
</office:document-meta>
</file>